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 est clair que l'on doit deckbuild tout particulièrement nos 40 cartes du main deck. Le rune deck n'est cependant pas totalement à négliger.</text:p>
      <text:p text:style-name="Standard"/>
      <text:p text:style-name="Standard">Par défaut on joue 6 runes de chaque. Cela pourrait ne pas être bon.</text:p>
      <text:p text:style-name="Standard"/>
      <text:p text:style-name="Standard">Considérons Yasuo.</text:p>
      <text:p text:style-name="Standard"/>
      <text:p text:style-name="Standard"/>
      <text:p text:style-name="Standard"><draw:frame draw:style-name="fr1" draw:name="images1" text:anchor-type="as-char" svg:width="5.008cm" svg:height="6.493cm" draw:z-index="0"><draw:image xlink:href="https://piltoverarchive.com/_next/image?url=https%3A%2F%2Fcdn.piltoverarchive.com%2Fcards%2FOGN-205.webp&amp;w=3840&amp;q=75" xlink:type="simple" xlink:show="embed" xlink:actuate="onLoad"/></draw:frame><draw:frame draw:style-name="fr2" draw:name="images2" text:anchor-type="as-char" svg:y="-6.465cm" svg:width="5.046cm" svg:height="6.424cm" draw:z-index="1"><draw:image xlink:href="https://piltoverarchive.com/_next/image?url=https%3A%2F%2Fcdn.piltoverarchive.com%2Fcards%2FOGN-076.webp&amp;w=3840&amp;q=75" xlink:type="simple" xlink:show="embed" xlink:actuate="onLoad"/></draw:frame> </text:p>
      <text:p text:style-name="Standard"/>
      <text:p text:style-name="Standard">Ce sont les 2 champions que l'on peut choisir actuellement.</text:p>
      <text:p text:style-name="Standard"/>
      <text:p text:style-name="Standard">Considérons que l'on veut les jouer on curve.</text:p>
      <text:p text:style-name="Standard"/>
      <text:p text:style-name="Standard">Windrider:</text:p>
      <text:p text:style-name="Standard">Sur 5 runes il nous faut 1 succes, sur un deck 6 / 6 cela arrive dans 99.24% des cas. <text:s/></text:p>
      <text:p text:style-name="Standard"/>
      <text:p text:style-name="Standard">Remorseful:</text:p>
      <text:p text:style-name="Standard">Sur 6 runes il nous faut 2 succes, sur un deck 6 / 6 cela arrive dans 95.89% des cas.</text:p>
      <text:p text:style-name="Standard">Si notre objectif est de toujours avoir accès à notre champion on curve on peut vouloir passer à 7 runes vertes ce qui fait de suite passer la probabilité à 99.24%.</text:p>
      <text:p text:style-name="Standard">Si nous n'avons pas besoin de jouer de cartes qui recyclent des runes violets de manière intensive tot dans la partie nous pouvons même passer à 8: cela garantit de pouvoir jouer Yasuo sur 6!</text:p>
      <text:p text:style-name="Standard"/>
      <text:p text:style-name="Standard">A quel point cela nous empèche-t-il de jouer des cartes qui recyclent violet?</text:p>
      <text:p text:style-name="Standard"/>
      <text:p text:style-name="Standard">Si on veut recycler du violet il faut le faire sur 5 pour passer à 6 prochain tour (joueur 2) et donc avoir une rune violette sur 5 runes ce qui représente quand même 92%des cas dans le cas 8-4et 97% dans le cas 7-5.</text:p>
      <text:p text:style-name="Standard"/>
      <text:p text:style-name="Standard">Il faut sinon par exemple le faire sur 8 après le tour de Remorseful (donc avec 6 runes vu qu'on a remis 2 runes vertes au fond du deck) ce qui est faisable dans 99.8% des cas même dans un build 8-4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54S</meta:editing-duration>
    <meta:editing-cycles>3</meta:editing-cycles>
    <meta:generator>OpenOffice/4.1.15$Win32 OpenOffice.org_project/4115m2$Build-9813</meta:generator>
    <dc:date>2025-06-30T18:32:08.57</dc:date>
    <meta:document-statistic meta:table-count="0" meta:image-count="2" meta:object-count="0" meta:page-count="1" meta:paragraph-count="15" meta:word-count="266" meta:character-count="1375"/>
    <dc:creator>Clément Tassa</dc:creator>
    <meta:user-defined meta:name="Info 1"/>
    <meta:user-defined meta:name="Info 2"/>
    <meta:user-defined meta:name="Info 3"/>
    <meta:user-defined meta:name="Info 4"/>
  </office:meta>
</office:document-meta>
</file>